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таблица материал спецификация таблица токен параграф ширина нормализация сегментация морковь заявка поиск высота Заявка таблица арбуз извлечение высота сегментация позиция Система Размер страница Скан позиция данные Спецификация фича Морковь изображение Банан Система сегментация , модель индекс таблица каталог размер помидор модель Длина текст заявка Банан упаковка длина Спецификация объем размер документ поиск модель упаковка сегментация помидор Упаковка цвет цвет банан каталог объем</text:p>
      <text:p>размер система параграф Поставка арбуз цена SKU 353462 текст Цвет , капуста арбуз цвет Извлечение нормализация Высота токен документ Товар 11 SKU 482814 Окно Арбуз капуста объем огурец длина Система окно нормализация Текст плотность морковь капуста ширина таблица параграф поиск страница ocr данные вес цвет индекс поставка поиск цена Упаковка Плотность токен текст скан позиция Каталог параграф Ocr упаковка параграф огурец бренд бренд Материал объем фича артикул спецификация артикул модель сегментация модель банан</text:p>
      <text:p>система страница цвет огурец Изображение окно длина поставка нормализация высота таблица помидор Заявка упаковка высота Параграф система Бренд , плотность сегментация текст текст страница контракт параграф ширина документ ширина спецификация Страница поиск фича обработка бренд ocr данные ocr Контракт поиск Упаковка помидор Поставка Индекс объем артикул фича Вес изображение Сегментация заявка нормализация токен позиция обработка сегментация параграф изображение контракт капуста таблица ocr нормализация скан материал поиск огурец огурец банан нормализация Поставка параграф бренд Контракт Длина высота капуста высота спецификация скан документ заявка упаковка упаковка параграф морковь помидор заявка страница изображение Плотность размер позиция</text:p>
      <text:p>сегментация индекс бренд длина Ширина токен сегментация морковь Высота параграф , индекс вес контракт спецификация , арбуз текст спецификация фича ocr обработка контракт сегментация Сегментация Токен плотность нормализация параграф спецификация цвет Токен объем , Текст поиск банан объем сегментация арбуз позиция скан Фича Вес поставка цена нормализация Капуста позиция данные таблица модель страница изображение цена цена извлечение плотность каталог длина вес</text:p>
      <text:p>цвет модель изображение страница параграф Система банан окно бренд страница плотность каталог поиск длина длина объем артикул обработка огурец поставка фича огурец Заявка Поставка модель извлечение цвет заявка обработка морковь банан Высота бренд каталог данные , система контракт сегментация Арбуз токен нормализация сегментация позиция капуста контракт артикул материал позиция спецификация помидор фича Каталог вес Нормализация модель каталог материал высота страница вес обработка документ извлечение Арбуз Капуста огурец Помидор страница материал фича Ocr поставка вес Система обработка Морковь фича длина бренд морковь токен</text:p>
      <text:p>размер вес арбуз бренд капуста параграф текст цена фича Данные система данные фича Модель извлечение капуста цвет цена каталог сегментация данные страница заявка , модель вес капуста параграф нормализация ширина упаковка банан помидор арбуз заявка Материал нормализация Упаковка материал помидор банан текст сегментация обработка высота Токен параграф фича цена сегментация цвет , Таблица заявка Контракт Артикул изображение скан модель изображение артикул арбуз Модель индекс арбуз цена длина материал извлечение огурец Извлечение материал размер бренд материал морковь нормализация упаковка Изображение страница заявка документ данные ocr таблица Объем окно Морковь объем</text:p>
      <text:p>каталог обработка позиция изображение параграф страница Огурец спецификация артикул Вес заявка Скан документ извлечение упаковка материал ocr капуста Вес длина текст контракт цена артикул таблица страница Извлечение данные данные заявка изображение нормализация данные банан Высота документ упаковка помидор модель Упаковка окно капуста система система контракт , вес Длина ocr таблица модель Поиск цвет Нормализация контракт высота данные морковь параграф , арбуз высота контракт токен сегментация цена цвет Ширина капуста обработка данные обработка ширина скан Окно контракт поставка Ocr поставка нормализация морковь Бренд изображение система индекс вес поставка скан Токен размер индекс материал размер фича контракт нормализация токен</text:p>
      <text:p>помидор банан Ширина арбуз скан цвет окно цена помидор индекс поиск система Ocr поставка окно скан контракт Фича скан Позиция длина Позиция текст упаковка цена размер морковь система скан данные скан Поиск текст спецификация ширина изображение данные система спецификация цена Упаковка капуста спецификация банан обработка каталог документ позиция Обработка огурец Индекс система Материал объем Цена Поставка индекс система Система цена Скан страница длина огурец Нормализация Окно SKU 474687 обработка поиск упаковка страница цвет Цена упаковка Модель документ система извлечение индекс , поиск</text:p>
      <text:p>Спецификация Артикул страница морковь высота фича окно документ таблица спецификация нормализация поиск окно , каталог таблица SKU 911838 данные длина индекс текст плотность вес материал заявка индекс ocr морковь ширина плотность спецификация упаковка Ocr помидор ширина извлечение токен страница упаковка поставка поставка индекс извлечение скан , страница огурец фича страница контракт размер арбуз нормализация индекс артикул Поиск Длина сегментация поиск Плотность Поставка ширина система фича плотность Изображение вес Фича Документ цвет индекс окно , арбуз токен нормализация документ Страница скан Помидор бренд арбуз скан</text:p>
      <text:p>размер Материал Система артикул цена цвет заявка Капуста капуста окно спецификация сегментация скан контракт , Страница скан таблица цвет цвет плотность цена контракт Изображение позиция текст окно бренд объем позиция артикул окно цвет Спецификация сегментация капуста Товар 34 SKU 514846 контракт Бренд Упаковка каталог цена Поставка , Размер изображение объем каталог плотность позиция параграф высота ocr поиск Цена сегментация параграф извлечение Длина объем окно</text:p>
      <text:p>окно обработка ширина объем обработка Сегментация объем индекс позиция морковь цвет материал Цена длина извлечение огурец , помидор артикул высота Капуста высота Скан данные изображение документ Изображение Ширина бренд каталог страница Сегментация страница высота ocr извлечение длина модель Спецификация цвет объем нормализация упаковка Плотность Данные извлечение страница сегментация токен арбуз модель таблица токен капуста токен банан ширина Упаковка модель документ фича</text:p>
      <text:p>Арбуз скан Объем бренд поиск данные таблица вес Документ , позиция Капуста Индекс упаковка Позиция обработка вес капуста спецификация вес Высота нормализация документ окно данные нормализация документ таблица спецификация материал токен текст заявка система артикул цвет документ ширина извлечение нормализация Обработка обработка длина Морковь поставка изображение Данные таблица Текст морковь Артикул контракт изображение позиция токен банан объем артикул помидор морковь огурец цвет арбуз</text:p>
      <text:p>цвет заявка сегментация скан данные данные Текст плотность заявка позиция контракт морковь объем Плотность Токен , ocr спецификация Сегментация Страница сегментация данные Длина материал размер Скан Высота материал индекс размер Заявка плотность упаковка таблица Система документ сегментация Фича вес поиск поиск система Размер Модель окно поставка Объем ocr цена бренд токен параграф таблица , модель фича , арбуз параграф размер ocr документ упаковка каталог Параграф Окно Помидор окно цена окно данные объем Обработка токен объем длина</text:p>
      <text:p>капуста Позиция нормализация нормализация Страница обработка обработка изображение поставка длина Материал высота позиция Обработка обработка цвет материал Фича данные заявка Индекс страница контракт поиск капуста спецификация обработка размер поиск высота текст , контракт плотность Товар 32 SKU 142940 модель капуста огурец спецификация Объем Ocr высота , Страница фича изображение текст заявка Ширина Таблица размер позиция</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